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ObjectSerializer.ErrorObject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Object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rrorObjectSerializer.getAutowired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